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825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5.055cm"/>
    </style:style>
    <style:style style:name="co5" style:family="table-column">
      <style:table-column-properties fo:break-before="auto" style:column-width="9.2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 table:style-name="ce1" office:value-type="string">
            <text:p>RICHIESTA</text:p>
          </table:table-cell>
          <table:table-cell office:value-type="string">
            <text:p>funcalling_lowlevel</text:p>
          </table:table-cell>
          <table:table-cell office:value-type="string">
            <text:p>Errore </text:p>
          </table:table-cell>
          <table:table-cell office:value-type="string">
            <text:p>funcalling_lowlevelwithcontext</text:p>
          </table:table-cell>
          <table:table-cell office:value-type="string">
            <text:p>Errore</text:p>
          </table:table-cell>
          <table:table-cell office:value-type="string">
            <text:p>Altri prompt</text:p>
          </table:table-cell>
        </table:table-row>
        <table:table-row table:style-name="ro1">
          <table:table-cell table:style-name="ce1" office:value-type="string">
            <text:p>Mostrami tutti i device disponibili</text:p>
          </table:table-cell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table:style-name="ce1" office:value-type="string">
            <text:p>Quali sensori sono disponibili nel sistema?</text:p>
          </table:table-cell>
          <table:table-cell office:value-type="string">
            <text:p>KO</text:p>
          </table:table-cell>
          <table:table-cell office:value-type="string">
            <text:p>Lista zones</text:p>
          </table:table-cell>
          <table:table-cell office:value-type="string">
            <text:p>KO</text:p>
          </table:table-cell>
          <table:table-cell office:value-type="string">
            <text:p>Lista zones</text:p>
          </table:table-cell>
          <table:table-cell office:value-type="string">
            <text:p>KO</text:p>
          </table:table-cell>
        </table:table-row>
        <table:table-row table:style-name="ro1">
          <table:table-cell table:style-name="ce1" office:value-type="string">
            <text:p>Dimmi temperatura zona 10</text:p>
          </table:table-cell>
          <table:table-cell office:value-type="string">
            <text:p>KO</text:p>
          </table:table-cell>
          <table:table-cell office:value-type="string">
            <text:p>Zona_10 non esiste</text:p>
          </table:table-cell>
          <table:table-cell office:value-type="string">
            <text:p>OK</text:p>
          </table:table-cell>
          <table:table-cell/>
          <table:table-cell office:value-type="string">
            <text:p>KO</text:p>
          </table:table-cell>
        </table:table-row>
        <table:table-row table:style-name="ro1">
          <table:table-cell table:style-name="ce1" office:value-type="string">
            <text:p>Qual è la temperatura nella stanza 25?</text:p>
          </table:table-cell>
          <table:table-cell office:value-type="string">
            <text:p>KO</text:p>
          </table:table-cell>
          <table:table-cell office:value-type="string">
            <text:p>Device stanza_25 non esiste</text:p>
          </table:table-cell>
          <table:table-cell office:value-type="string">
            <text:p>OK</text:p>
          </table:table-cell>
          <table:table-cell/>
          <table:table-cell office:value-type="string">
            <text:p>KO</text:p>
          </table:table-cell>
        </table:table-row>
        <table:table-row table:style-name="ro1">
          <table:table-cell table:style-name="ce1" office:value-type="string">
            <text:p>Dimmi il valore del sensore di temperatura in zona 3</text:p>
          </table:table-cell>
          <table:table-cell office:value-type="string">
            <text:p>KO</text:p>
          </table:table-cell>
          <table:table-cell office:value-type="string">
            <text:p>Device zona_3 non esiste</text:p>
          </table:table-cell>
          <table:table-cell office:value-type="string">
            <text:p>OK</text:p>
          </table:table-cell>
          <table:table-cell/>
          <table:table-cell office:value-type="string">
            <text:p>KO</text:p>
          </table:table-cell>
        </table:table-row>
        <table:table-row table:style-name="ro1">
          <table:table-cell table:style-name="ce2" office:value-type="string">
            <text:p>Leggi supply_air_flowrate_setpoint del device vav_room_7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OK</text:p>
          </table:table-cell>
          <table:table-cell/>
          <table:table-cell office:value-type="string">
            <text:p>KO</text:p>
          </table:table-cell>
        </table:table-row>
        <table:table-row table:style-name="ro1">
          <table:table-cell table:style-name="ce2" office:value-type="string">
            <text:p>Imposta apertura serranda della stanza 10 a 0.5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OK</text:p>
          </table:table-cell>
          <table:table-cell/>
          <table:table-cell office:value-type="string">
            <text:p>KO</text:p>
          </table:table-cell>
        </table:table-row>
        <table:table-row table:style-name="ro1">
          <table:table-cell table:style-name="ce2" office:value-type="string">
            <text:p>Apri la serranda della zona 10 al 70 percento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KO</text:p>
          </table:table-cell>
          <table:table-cell office:value-type="string">
            <text:p>Non riconosce il numero in formato percentuale</text:p>
          </table:table-cell>
          <table:table-cell office:value-type="string">
            <text:p>KO</text:p>
          </table:table-cell>
        </table:table-row>
        <table:table-row table:style-name="ro1">
          <table:table-cell table:style-name="ce2" office:value-type="string">
            <text:p>Imposta la temperatura di mandata dell'aria a 30 gradi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OK</text:p>
          </table:table-cell>
          <table:table-cell office:value-type="string">
            <text:p>Riconosce che è fuori dal range</text:p>
          </table:table-cell>
          <table:table-cell office:value-type="string">
            <text:p>KO</text:p>
          </table:table-cell>
        </table:table-row>
        <table:table-row table:style-name="ro1">
          <table:table-cell table:style-name="ce2" office:value-type="string">
            <text:p>Aumenta la temperatura dell'acqua della caldaia a 60 gradi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OK</text:p>
          </table:table-cell>
          <table:table-cell/>
          <table:table-cell office:value-type="string">
            <text:p>KO</text:p>
          </table:table-cell>
        </table:table-row>
        <table:table-row table:style-name="ro1">
          <table:table-cell table:style-name="ce3" office:value-type="string">
            <text:p>Alza la temperatura nella zona 10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KO</text:p>
          </table:table-cell>
          <table:table-cell office:value-type="string">
            <text:p>Prova ad alzare la serranda a un valore non ammissibile</text:p>
          </table:table-cell>
          <table:table-cell office:value-type="string">
            <text:p>KO</text:p>
          </table:table-cell>
        </table:table-row>
        <table:table-row table:style-name="ro1">
          <table:table-cell table:style-name="ce3" office:value-type="string">
            <text:p>Fa troppo freddo nella stanza 5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Semi-KO</text:p>
          </table:table-cell>
          <table:table-cell office:value-type="string">
            <text:p>Restituisce il read point corretto ma non un command</text:p>
          </table:table-cell>
          <table:table-cell office:value-type="string">
            <text:p>KO</text:p>
          </table:table-cell>
        </table:table-row>
        <table:table-row table:style-name="ro1">
          <table:table-cell table:style-name="ce3" office:value-type="string">
            <text:p>Rendi più calda la zona 20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OK</text:p>
          </table:table-cell>
          <table:table-cell office:value-type="string">
            <text:p>Alza setpoint della zona 20 a 100</text:p>
          </table:table-cell>
          <table:table-cell office:value-type="string">
            <text:p>KO</text:p>
          </table:table-cell>
        </table:table-row>
        <table:table-row table:style-name="ro1">
          <table:table-cell table:style-name="ce3" office:value-type="string">
            <text:p>Leggi la temperatura della zona 999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OK</text:p>
          </table:table-cell>
          <table:table-cell office:value-type="string">
            <text:p>Lista devices perchè non trova zona corrispondente</text:p>
          </table:table-cell>
          <table:table-cell office:value-type="string">
            <text:p>KO</text:p>
          </table:table-cell>
        </table:table-row>
        <table:table-row table:style-name="ro1">
          <table:table-cell table:style-name="ce3" office:value-type="string">
            <text:p>Imposta la temperatura del vav_room_10 a 30</text:p>
          </table:table-cell>
          <table:table-cell office:value-type="string">
            <text:p>KO</text:p>
          </table:table-cell>
          <table:table-cell office:value-type="string">
            <text:p>" "</text:p>
          </table:table-cell>
          <table:table-cell office:value-type="string">
            <text:p>OK</text:p>
          </table:table-cell>
          <table:table-cell office:value-type="string">
            <text:p>Prova a modificare l'unico setpoin che trova per la zona</text:p>
          </table:table-cell>
          <table:table-cell office:value-type="string">
            <text:p>KO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8">28/04/2026</text:date>, <text:time>02.56.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56M57S</meta:editing-duration>
    <meta:editing-cycles>7</meta:editing-cycles>
    <meta:generator>OpenOffice/4.1.1$Win32 OpenOffice.org_project/411m6$Build-9775</meta:generator>
    <dc:date>2026-04-28T02:56:19.33</dc:date>
    <dc:creator>Simone Suraci</dc:creator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